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9:03:21.1614661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0T19:04:37.492832469</dc:date>
    <meta:editing-duration>PT4H23M42S</meta:editing-duration>
    <meta:editing-cycles>36</meta:editing-cycles>
    <meta:generator>LibreOffice/6.2.7.1$Linux_X86_64 LibreOffice_project/20$Build-1</meta:generator>
    <meta:document-statistic meta:table-count="1" meta:cell-count="252" meta:object-count="0"/>
  </office:meta>
</office:document-meta>
</file>